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Response-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Response">
            <text:p>TendererQualificationResponse</text:p>
          </table:table-cell>
          <table:table-cell table:style-name="ce8" office:value-type="string" office:string-value="Tenderer Qualification Response. Details">
            <text:p>Tenderer Qualification Response. Details</text:p>
          </table:table-cell>
          <table:table-cell table:style-name="ce8" office:value-type="string" office:string-value=""/>
          <table:table-cell table:style-name="ce8" office:value-type="string" office:string-value="Tenderer Qualification Response">
            <text:p>Tenderer Qualif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issued by a procurement organization to notify an economic operator whether it has been admitted to or excluded from the tendering process.">
            <text:p>A document issued by a procurement organization to notify an economic operator whether it has been admitted to or excluded from the tendering proces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Response. UBL Version Identifier. Identifier">
            <text:p>Tenderer Qualification Response. UBL Vers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Response. Customization Identifier. Identifier">
            <text:p>Tenderer Qualification Response. Customiza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Response. Profile Identifier. Identifier">
            <text:p>Tenderer Qualification Response. Profile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Response. Profile Execution Identifier. Identifier">
            <text:p>Tenderer Qualification Response. Profile Execu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Response. Identifier">
            <text:p>Tenderer Qualification Response.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Response. Copy_ Indicator. Indicator">
            <text:p>Tenderer Qualification Response. Copy_ Indicator. Indicator</text:p>
          </table:table-cell>
          <table:table-cell table:style-name="ce9" office:value-type="string" office:string-value=""/>
          <table:table-cell office:value-type="string" table:style-name="ce9" office:string-value="Tenderer Qualification Response">
            <text:p>Tenderer Qualification Respons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Response. UUID. Identifier">
            <text:p>Tenderer Qualification Response. UUID.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Response. Contract Folder Identifier. Identifier">
            <text:p>Tenderer Qualification Response. Contract Folder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Name">
            <text:p>ContractName</text:p>
          </table:table-cell>
          <table:table-cell office:value-type="string" table:style-name="ce9" office:string-value="Tenderer Qualification Response. Contract Name. Text">
            <text:p>Tenderer Qualification Response. Contract Nam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1]&lt;&gt;&quot;&quot;;CONCATENATE([.F11];&quot; &quot;;[.G11]);[.G11])"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er Qualification Response. Issue Date. Date">
            <text:p>Tenderer Qualification Response. Issue Date. Dat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er Qualification Response. Issue Time. Time">
            <text:p>Tenderer Qualification Response. Issue Time. Tim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er Qualification Response. Note. Text">
            <text:p>Tenderer Qualification Response. Not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enderer Qualification Response. Sender_ Party. Party">
            <text:p>Tenderer Qualification Response. Send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message.">
            <text:p>The party send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enderer Qualification Response. Receiver_ Party. Party">
            <text:p>Tenderer Qualification Response. Receiv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message.">
            <text:p>The party receiv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solutionDocumentReference">
            <text:p>ResolutionDocumentReference</text:p>
          </table:table-cell>
          <table:table-cell table:style-name="ce10" office:value-type="string" office:string-value="Tenderer Qualification Response. Resolution_ Document Reference. Document Reference">
            <text:p>Tenderer Qualification Response. Resolution_ Document Reference. Document Referenc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solution">
            <text:p>Resolution</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ocument (e.g., meeting minutes) relating to consideration of tenderer qualifications.">
            <text:p>A document (e.g., meeting minutes) relating to consideration of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QualificationResolution">
            <text:p>QualificationResolution</text:p>
          </table:table-cell>
          <table:table-cell table:style-name="ce10" office:value-type="string" office:string-value="Tenderer Qualification Response. Qualification Resolution">
            <text:p>Tenderer Qualification Response. Qualification Resolution</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Qualification Resolution">
            <text:p>Qualification Resolution</text:p>
          </table:table-cell>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resolution that is being notified">
            <text:p>An association to the resolution that is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ealTerms">
            <text:p>AppealTerms</text:p>
          </table:table-cell>
          <table:table-cell table:style-name="ce10" office:value-type="string" office:string-value="Tenderer Qualification Response. Appeal Terms">
            <text:p>Tenderer Qualification Response. Appeal Terms</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Tenderer Qualification Response. Signature">
            <text:p>Tenderer Qualification Response. Signatur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